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bf3f0" officeooo:paragraph-rsid="000bf3f0"/>
    </style:style>
    <style:style style:name="P2" style:family="paragraph" style:parent-style-name="Text_20_body">
      <style:text-properties officeooo:rsid="000bf3f0" officeooo:paragraph-rsid="000bf3f0" fo:background-color="#ffff00"/>
    </style:style>
    <style:style style:name="P3" style:family="paragraph" style:parent-style-name="Text_20_body">
      <style:text-properties officeooo:rsid="000c1de3" officeooo:paragraph-rsid="000f981a" fo:background-color="#ffff00"/>
    </style:style>
    <style:style style:name="P4" style:family="paragraph" style:parent-style-name="Text_20_body">
      <style:text-properties officeooo:rsid="000bf3f0" officeooo:paragraph-rsid="000bf3f0" fo:background-color="#81d41a"/>
    </style:style>
    <style:style style:name="P5" style:family="paragraph" style:parent-style-name="Text_20_body">
      <style:paragraph-properties fo:text-align="start" style:justify-single-word="false"/>
      <style:text-properties officeooo:rsid="000bf3f0" officeooo:paragraph-rsid="000bf3f0" fo:background-color="#81d41a"/>
    </style:style>
    <style:style style:name="P6" style:family="paragraph" style:parent-style-name="Text_20_body">
      <style:text-properties officeooo:rsid="000bf3f0" officeooo:paragraph-rsid="000f981a" fo:background-color="#81d41a"/>
    </style:style>
    <style:style style:name="P7" style:family="paragraph" style:parent-style-name="Text_20_body">
      <style:text-properties officeooo:paragraph-rsid="000f981a" fo:background-color="#81d41a"/>
    </style:style>
    <style:style style:name="P8" style:family="paragraph" style:parent-style-name="Text_20_body">
      <style:text-properties fo:font-weight="bold" officeooo:rsid="0011f5e6" officeooo:paragraph-rsid="0011f5e6" fo:background-color="#81d41a" style:font-weight-asian="bold" style:font-weight-complex="bold"/>
    </style:style>
    <style:style style:name="P9" style:family="paragraph" style:parent-style-name="Text_20_body">
      <style:text-properties officeooo:rsid="000bf3f0" officeooo:paragraph-rsid="000bf3f0" fo:background-color="#81d41a"/>
    </style:style>
    <style:style style:name="P10" style:family="paragraph" style:parent-style-name="Text_20_body">
      <style:text-properties officeooo:rsid="000bf3f0" officeooo:paragraph-rsid="000f981a" fo:background-color="#81d41a"/>
    </style:style>
    <style:style style:name="P11" style:family="paragraph" style:parent-style-name="Text_20_body">
      <style:text-properties fo:font-weight="bold" officeooo:rsid="000f1b95" officeooo:paragraph-rsid="000f981a" fo:background-color="#81d41a" style:font-weight-asian="bold" style:font-weight-complex="bold"/>
    </style:style>
    <style:style style:name="P12" style:family="paragraph" style:parent-style-name="Heading_20_3">
      <style:text-properties officeooo:rsid="000bf3f0" officeooo:paragraph-rsid="000bf3f0"/>
    </style:style>
    <style:style style:name="P13" style:family="paragraph" style:parent-style-name="Heading_20_3">
      <style:text-properties style:font-name="Liberation Sans" fo:font-size="14.1000003814697pt" fo:font-weight="bold" officeooo:rsid="000f1b95" officeooo:paragraph-rsid="000f1b9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" style:family="text">
      <style:text-properties officeooo:rsid="000bf3f0"/>
    </style:style>
    <style:style style:name="T2" style:family="text">
      <style:text-properties officeooo:rsid="000c1d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f3f0" style:font-weight-asian="bold" style:font-weight-complex="bold"/>
    </style:style>
    <style:style style:name="T5" style:family="text">
      <style:text-properties fo:font-weight="bold" officeooo:rsid="000e4fca" style:font-weight-asian="bold" style:font-weight-complex="bold"/>
    </style:style>
    <style:style style:name="T6" style:family="text">
      <style:text-properties fo:font-weight="bold" officeooo:rsid="000f981a" style:font-weight-asian="bold" style:font-weight-complex="bold"/>
    </style:style>
    <style:style style:name="T7" style:family="text">
      <style:text-properties fo:font-weight="bold" officeooo:rsid="00132159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officeooo:rsid="000f981a" fo:background-color="#ffff00" loext:char-shading-value="0" style:font-weight-asian="bold" style:font-weight-complex="bold"/>
    </style:style>
    <style:style style:name="T10" style:family="text">
      <style:text-properties fo:font-weight="bold" fo:background-color="#81d41a" loext:char-shading-value="0" style:font-weight-asian="bold" style:font-weight-complex="bold"/>
    </style:style>
    <style:style style:name="T11" style:family="text">
      <style:text-properties fo:font-weight="bold" officeooo:rsid="000f981a" fo:background-color="#81d41a" loext:char-shading-value="0" style:font-weight-asian="bold" style:font-weight-complex="bold"/>
    </style:style>
    <style:style style:name="T12" style:family="text">
      <style:text-properties fo:font-weight="bold" officeooo:rsid="000f981a" fo:background-color="#81d41a" loext:char-shading-value="0" style:font-weight-asian="bold" style:font-weight-complex="bold"/>
    </style:style>
    <style:style style:name="T13" style:family="text">
      <style:text-properties fo:font-weight="bold" fo:background-color="#81d41a" loext:char-shading-value="0" style:font-weight-asian="bold" style:font-weight-complex="bold"/>
    </style:style>
    <style:style style:name="T14" style:family="text">
      <style:text-properties fo:font-weight="bold" officeooo:rsid="000bf3f0" fo:background-color="#81d41a" loext:char-shading-value="0" style:font-weight-asian="bold" style:font-weight-complex="bold"/>
    </style:style>
    <style:style style:name="T15" style:family="text">
      <style:text-properties fo:font-weight="bold" officeooo:rsid="000bf3f0" fo:background-color="#81d41a" loext:char-shading-value="0" style:font-weight-asian="bold" style:font-weight-complex="bold"/>
    </style:style>
    <style:style style:name="T16" style:family="text">
      <style:text-properties officeooo:rsid="000e4fc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f1b95" style:font-weight-asian="normal" style:font-weight-complex="normal"/>
    </style:style>
    <style:style style:name="T19" style:family="text">
      <style:text-properties fo:font-weight="normal" officeooo:rsid="000bf3f0" style:font-weight-asian="normal" style:font-weight-complex="normal"/>
    </style:style>
    <style:style style:name="T20" style:family="text">
      <style:text-properties officeooo:rsid="000f981a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1086ac"/>
    </style:style>
    <style:style style:name="T23" style:family="text">
      <style:text-properties fo:background-color="#81d41a" loext:char-shading-value="0"/>
    </style:style>
    <style:style style:name="T24" style:family="text">
      <style:text-properties fo:background-color="#81d41a" loext:char-shading-value="0"/>
    </style:style>
    <style:style style:name="T25" style:family="text">
      <style:text-properties officeooo:rsid="000bf3f0" fo:background-color="#81d41a" loext:char-shading-value="0"/>
    </style:style>
    <style:style style:name="T26" style:family="text">
      <style:text-properties officeooo:rsid="000bf3f0" fo:background-color="#81d41a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>PÚBLICAS</text:h>
      <text:p text:style-name="P4"><text:span text:style-name="T3">Registro: POST</text:span> api/v1/users/registe<text:span text:style-name="T16">r </text:span><text:span text:style-name="T5">– </text:span><text:span text:style-name="T6">Juan Luis</text:span></text:p>
      <text:p text:style-name="P4"><text:span text:style-name="T3">LogIn: POST</text:span> api/v1/users/login <text:span text:style-name="T3">– </text:span><text:span text:style-name="T6">Juan Luis</text:span></text:p>
      <text:p text:style-name="P4"><text:span text:style-name="T3">Lista Espacios: GET</text:span> api/v1/spaces <text:span text:style-name="T3">– </text:span><text:span text:style-name="T6">Pablo</text:span><text:span text:style-name="T20"><text:tab/></text:span></text:p>
      <text:p text:style-name="P1"><text:span text:style-name="T13">Activar cuenta: GET</text:span><text:span text:style-name="T24"> api/v1/users/activation </text:span><text:span text:style-name="T13">– </text:span><text:span text:style-name="T12">Diana</text:span><text:span text:style-name="T6"> </text:span></text:p>
      <text:h text:style-name="P13" text:outline-level="3">USER REGISTRADO</text:h>
      <text:p text:style-name="P5"><text:span text:style-name="T3">Ver perfil: GET </text:span>api/v1/users/profile<text:span text:style-name="T3"> – </text:span><text:span text:style-name="T6">Juan Luis</text:span></text:p>
      <text:p text:style-name="P6"><text:span text:style-name="T3">Subir foto perfil: POST </text:span>api/v1/users/upload <text:span text:style-name="T3">– </text:span><text:span text:style-name="T6">Juan Luis</text:span></text:p>
      <text:p text:style-name="P7"><text:span text:style-name="T4">Actualizar datos: PUT </text:span><text:span text:style-name="T18">api/v1/users/profile</text:span><text:span text:style-name="T4"> – </text:span><text:span text:style-name="T6">Juan Lui</text:span><text:span text:style-name="T7">s</text:span></text:p>
      <text:p text:style-name="P8">Borrar dirección: DELETE <text:span text:style-name="T17">api/v1/users/address – </text:span>Juan Luis</text:p>
      <text:p text:style-name="P4"><text:span text:style-name="T3">Datos espacio: GET </text:span>api/v1/spaces/:id <text:span text:style-name="T3">– </text:span><text:span text:style-name="T6">Pablo </text:span></text:p>
      <text:p text:style-name="P9"><text:span text:style-name="T3">Reviews espacio: GET</text:span> spaces/:id/reviews –<text:span text:style-name="T3"> </text:span><text:span text:style-name="T6">Pablo <text:s/></text:span></text:p>
      <text:p text:style-name="P2"><text:span text:style-name="T13">Hacer review: POST</text:span><text:span text:style-name="T24"> api/v1/spaces/:id/reviews </text:span><text:span text:style-name="T13">– </text:span><text:span text:style-name="T12">Pablo</text:span><text:span text:style-name="T6"> </text:span></text:p>
      <text:p text:style-name="P2"><text:span text:style-name="T13">Hacer reserva: POST</text:span><text:span text:style-name="T24"> api/v1/bookings/:id </text:span><text:span text:style-name="T13">– </text:span><text:span text:style-name="T12">Diana</text:span><text:span text:style-name="T6"> </text:span></text:p>
      <text:p text:style-name="P2"><text:span text:style-name="T13">Fav espacio: POST </text:span><text:span text:style-name="T24">api/v1/users/:id/favs </text:span><text:span text:style-name="T13">– </text:span><text:span text:style-name="T12">Diana</text:span><text:span text:style-name="T6"> </text:span></text:p>
      <text:p text:style-name="P2"><text:span text:style-name="T3">Denunciar review: POST</text:span> api/v1/spaces/:id/reviews/:id/flags <text:span text:style-name="T3">– </text:span><text:span text:style-name="T6">Diana </text:span></text:p>
      <text:h text:style-name="P12" text:outline-level="3">ADMIN</text:h>
      <text:p text:style-name="P10"><text:span text:style-name="T3">Ver lista users: GET </text:span>api/v1/users <text:s/><text:span text:style-name="T3">– </text:span><text:span text:style-name="T6">Pablo</text:span></text:p>
      <text:p text:style-name="P10"><text:span text:style-name="T3">Borrar user: DELETE</text:span> api/v1/users/:id <text:s/><text:span text:style-name="T3">– </text:span><text:span text:style-name="T6">Pablo</text:span></text:p>
      <text:p text:style-name="P10"><text:span text:style-name="T3">Crear espacio: POST</text:span> api/v1/spaces/ <text:s/><text:span text:style-name="T3">– </text:span><text:span text:style-name="T6">Pablo</text:span></text:p>
      <text:p text:style-name="P11">Modificar espacio: PUT <text:span text:style-name="T17">api/v1/spaces/:id</text:span><text:span text:style-name="T19"> </text:span><text:span text:style-name="T1">– </text:span><text:span text:style-name="T20">Pablo</text:span></text:p>
      <text:p text:style-name="P6"><text:span text:style-name="T3">Borrar espacio: DELETE</text:span> api/v1/spaces/:id <text:span text:style-name="T3">– </text:span><text:span text:style-name="T6">Juan Luis</text:span></text:p>
      <text:p text:style-name="P7"><text:span text:style-name="T4">Ver perfil user: GET</text:span><text:span text:style-name="T1"> api/v1/users/</text:span><text:span text:style-name="T22">:id</text:span><text:span text:style-name="T4"> – </text:span><text:span text:style-name="T6">Juan Luis</text:span></text:p>
      <text:p text:style-name="P6"><text:span text:style-name="T3">Ver reservas: GET</text:span> api/v1/bookings <text:span text:style-name="T3">– </text:span><text:span text:style-name="T6">Juan Luis</text:span></text:p>
      <text:p text:style-name="P6"><text:span text:style-name="T3">Ver reserva concreta: GET </text:span>api/v1/bookings/:<text:span text:style-name="T2">id</text:span> <text:span text:style-name="T3">– </text:span><text:span text:style-name="T6">Juan Luis</text:span></text:p>
      <text:p text:style-name="P3"><text:span text:style-name="T13">Confirmar o negar reserva: POST </text:span><text:span text:style-name="T26">api/v1/bookings/:</text:span><text:span text:style-name="T24">id</text:span><text:span text:style-name="T26"> </text:span><text:span text:style-name="T15">– </text:span><text:span text:style-name="T12">Diana</text:span><text:span text:style-name="T6"> </text:span></text:p>
      <text:p text:style-name="P3"><text:span text:style-name="T13">Borrar reserva: DELETE</text:span><text:span text:style-name="T24"> </text:span><text:span text:style-name="T26">api/v1/bookings/:</text:span><text:span text:style-name="T24">id</text:span><text:span text:style-name="T26"> </text:span><text:span text:style-name="T15">– </text:span><text:span text:style-name="T12">Diana</text:span><text:span text:style-name="T6"> </text:span></text:p>
      <text:p text:style-name="P3"><text:span text:style-name="T13">Borrar review: DELETE</text:span><text:span text:style-name="T24"> </text:span><text:span text:style-name="T26">api/v1/</text:span><text:span text:style-name="T24">spaces/:id/reviews/:id</text:span><text:span text:style-name="T26"> </text:span><text:span text:style-name="T15">– </text:span><text:span text:style-name="T12">Diana</text:span><text:span text:style-name="T6"> </text:span></text:p>
      <text:p text:style-name="P3"><text:span text:style-name="T3">Ver denuncias: GET</text:span> <text:span text:style-name="T1">api/v1/bookings/</text:span>reviews/flags<text:span text:style-name="T4"> – </text:span><text:span text:style-name="T6">Diana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9:09:44.065656187</meta:creation-date>
    <dc:date>2022-01-17T15:16:58.862158803</dc:date>
    <meta:editing-duration>PT3H27M33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48" meta:character-count="1345" meta:non-whitespace-character-count="1184"/>
  </office:meta>
</office:document-meta>
</file>